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7.491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2.206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end-width="0.3cm" draw:fill="none"/>
    </style:style>
    <style:style style:name="gr280" style:family="graphic" style:parent-style-name="objectwithoutfill">
      <style:graphic-properties draw:marker-start-width="0.3cm"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3deb3d"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399cm" fo:min-width="0.256cm"/>
    </style:style>
    <style:style style:name="gr284" style:family="graphic" style:parent-style-name="standard">
      <style:graphic-properties draw:stroke="none" svg:stroke-color="#000000" draw:fill="none" draw:fill-color="#ffffff" draw:textarea-horizontal-align="left" draw:auto-grow-height="true" draw:auto-grow-width="false" fo:min-height="0.399cm" fo:min-width="0cm"/>
    </style:style>
    <style:style style:name="gr285" style:family="graphic" style:parent-style-name="objectwithoutfill">
      <style:graphic-properties svg:stroke-color="#0000ff" draw:marker-end="Small_20_Arrow" draw:marker-end-width="0.15cm" draw:fill="none"/>
    </style:style>
    <style:style style:name="gr286" style:family="graphic" style:parent-style-name="objectwithoutfill">
      <style:graphic-properties svg:stroke-color="#000000" draw:marker-end="Small_20_Arrow" draw:marker-end-width="0.15cm" draw:fill="none"/>
    </style:style>
    <style:style style:name="gr287" style:family="graphic" style:parent-style-name="objectwithoutfill">
      <style:graphic-properties draw:stroke="dash" draw:stroke-dash="Dashed_20__28_var_29_" svg:stroke-color="#3deb3d" draw:marker-end="Small_20_Arrow" draw:marker-end-width="0.15cm" draw:fill="none"/>
    </style:style>
    <style:style style:name="gr288" style:family="graphic" style:parent-style-name="standard">
      <style:graphic-properties svg:stroke-color="#0000ff" draw:fill="none" draw:textarea-horizontal-align="justify" draw:textarea-vertical-align="middle" draw:auto-grow-height="false"/>
    </style:style>
    <style:style style:name="gr289" style:family="graphic" style:parent-style-name="standard">
      <style:graphic-properties svg:stroke-color="#ff0000" draw:fill="none" draw:textarea-horizontal-align="justify" draw:textarea-vertical-align="middle" draw:auto-grow-height="false"/>
    </style:style>
    <style:style style:name="gr290" style:family="graphic" style:parent-style-name="objectwithoutfill">
      <style:graphic-properties draw:stroke="dash" draw:stroke-dash="Fine_20_Dashed" svg:stroke-color="#0000ff" draw:marker-end="Small_20_Arrow" draw:marker-end-width="0.15cm" draw:fill="none"/>
    </style:style>
    <style:style style:name="gr291" style:family="graphic" style:parent-style-name="standard">
      <style:graphic-properties draw:fill="solid" draw:fill-color="#5c8526" draw:textarea-horizontal-align="justify" draw:textarea-vertical-align="middle" draw:auto-grow-height="false"/>
    </style:style>
    <style:style style:name="gr292" style:family="graphic" style:parent-style-name="standard">
      <style:graphic-properties draw:stroke="none" svg:stroke-color="#000000" draw:fill="none" draw:fill-color="#ffffff" draw:textarea-horizontal-align="left" draw:auto-grow-height="true" draw:auto-grow-width="true" fo:min-height="0cm" fo:min-width="0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0pt" fo:font-weight="bold" style:font-size-asian="10pt" style:font-weight-asian="bold" style:font-size-complex="10pt" style:font-weight-complex="bold"/>
    </style:style>
    <style:style style:name="P53" style:family="paragraph">
      <style:text-properties fo:color="#3deb3d" fo:font-size="10pt" fo:font-weight="bold" style:font-size-asian="10pt" style:font-weight-asian="bold" style:font-size-complex="10pt" style:font-weight-complex="bold"/>
    </style:style>
    <style:style style:name="P54" style:family="paragraph">
      <style:text-properties fo:color="#0000ff" fo:font-size="10pt" fo:font-weight="bold" style:font-size-asian="10pt" style:font-weight-asian="bold" style:font-size-complex="10pt" style:font-weight-complex="bold"/>
    </style:style>
    <style:style style:name="P55" style:family="paragraph">
      <style:paragraph-properties fo:line-height="150%" fo:text-align="center"/>
    </style:style>
    <style:style style:name="P56" style:family="paragraph">
      <style:paragraph-properties fo:line-height="150%" fo:text-align="center"/>
      <style:text-properties fo:font-size="12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style:style style:name="T44"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7.1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5.7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Pre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5cm" svg:height="0.729cm" svg:x="7.4cm" svg:y="16.998cm">
          <draw:text-box>
            <text:p text:style-name="P1"><text:span text:style-name="T28">Auth_Sign(s,bi,nil)</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bi[,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Pre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5.679cm" svg:height="2.015cm" svg:x="12.9cm" svg:y="13.2cm">
          <draw:text-box>
            <text:p><text:span text:style-name="T12">Служебные записи:</text:span></text:p>
            <text:p><text:span text:style-name="T12">1. Уведомления присутствия</text:span></text:p>
            <text:p><text:span text:style-name="T12">2. Поисковые запросы</text:span></text:p>
            <text:p><text:span text:style-name="T12">3. Запросы на рыбалку</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поисковому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13.7cm">
          <draw:text-box>
            <text:p><text:span text:style-name="T12">Широковещательные:</text:span></text:p>
            <text:p><text:span text:style-name="T12">1. Уведомления присутствия</text:span></text:p>
            <text:p><text:span text:style-name="T12">2. Поисковые запросы</text:span></text:p>
            <text:p><text:span text:style-name="T12">3. Чат-сообщения</text:span></text:p>
            <text:p><text:span text:style-name="T12">4. Запросы на рыбалку</text:span></text:p>
          </draw:text-box>
        </draw:frame>
        <draw:frame draw:style-name="gr275" draw:text-style-name="P3" draw:layer="layout" svg:width="9.629cm" svg:height="0.764cm" svg:x="5.771cm" svg:y="2.1cm">
          <draw:text-box>
            <text:p text:style-name="P1"><text:span text:style-name="T3">Массовые сообщения</text:span></text:p>
          </draw:text-box>
        </draw:frame>
        <draw:custom-shape draw:style-name="gr277" draw:text-style-name="P1" draw:layer="layout" svg:width="1.1cm" svg:height="1.1cm" svg:x="6.7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9.902cm" svg:y="8.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3.35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16.524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10.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8" draw:text-style-name="P1" draw:layer="layout" svg:width="1.1cm" svg:height="1.1cm" svg:x="3.002cm" svg:y="6.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9" draw:text-style-name="P1" draw:layer="layout" svg:x1="10.902cm" svg:y1="8.421cm" svg:x2="13.402cm" svg:y2="6.821cm">
          <text:p/>
        </draw:line>
        <draw:line draw:style-name="gr279" draw:text-style-name="P1" draw:layer="layout" svg:x1="10.903cm" svg:y1="9.022cm" svg:x2="13.402cm" svg:y2="11.121cm">
          <text:p/>
        </draw:line>
        <draw:line draw:style-name="gr279" draw:text-style-name="P1" draw:layer="layout" svg:x1="14.502cm" svg:y1="6.721cm" svg:x2="16.502cm" svg:y2="6.721cm">
          <text:p/>
        </draw:line>
        <draw:line draw:style-name="gr279" draw:text-style-name="P1" draw:layer="layout" svg:x1="14.43cm" svg:y1="11.377cm" svg:x2="16.53cm" svg:y2="11.377cm">
          <text:p/>
        </draw:line>
        <draw:line draw:style-name="gr280" draw:text-style-name="P1" draw:layer="layout" svg:x1="13.902cm" svg:y1="7.221cm" svg:x2="13.902cm" svg:y2="10.821cm">
          <text:p/>
        </draw:line>
        <draw:line draw:style-name="gr280" draw:text-style-name="P1" draw:layer="layout" svg:x1="9.902cm" svg:y1="8.721cm" svg:x2="7.802cm" svg:y2="8.721cm">
          <text:p/>
        </draw:line>
        <draw:line draw:style-name="gr279" draw:text-style-name="P1" draw:layer="layout" svg:x1="6.802cm" svg:y1="8.421cm" svg:x2="4.002cm" svg:y2="6.921cm">
          <text:p/>
        </draw:line>
        <draw:line draw:style-name="gr279" draw:text-style-name="P1" draw:layer="layout" svg:x1="6.802cm" svg:y1="9.121cm" svg:x2="4.002cm" svg:y2="11.021cm">
          <text:p/>
        </draw:line>
        <draw:line draw:style-name="gr280" draw:text-style-name="P1" draw:layer="layout" svg:x1="3.502cm" svg:y1="7.221cm" svg:x2="3.502cm" svg:y2="10.821cm">
          <text:p/>
        </draw:line>
        <draw:line draw:style-name="gr281" draw:text-style-name="P1" draw:layer="layout" svg:x1="5.902cm" svg:y1="7.621cm" svg:x2="5.102cm" svg:y2="7.221cm">
          <text:p/>
        </draw:line>
        <draw:line draw:style-name="gr281" draw:text-style-name="P1" draw:layer="layout" svg:x1="6.002cm" svg:y1="10.021cm" svg:x2="5.302cm" svg:y2="10.521cm">
          <text:p/>
        </draw:line>
        <draw:line draw:style-name="gr282" draw:text-style-name="P1" draw:layer="layout" svg:x1="11.702cm" svg:y1="7.721cm" svg:x2="12.302cm" svg:y2="7.321cm">
          <text:p/>
        </draw:line>
        <draw:line draw:style-name="gr282" draw:text-style-name="P1" draw:layer="layout" svg:x1="11.702cm" svg:y1="10.021cm" svg:x2="12.302cm" svg:y2="10.521cm">
          <text:p/>
        </draw:line>
        <draw:line draw:style-name="gr282" draw:text-style-name="P1" draw:layer="layout" svg:x1="15.102cm" svg:y1="6.521cm" svg:x2="15.802cm" svg:y2="6.521cm">
          <text:p/>
        </draw:line>
        <draw:line draw:style-name="gr281" draw:text-style-name="P1" draw:layer="layout" svg:x1="8.402cm" svg:y1="8.497cm" svg:x2="9.202cm" svg:y2="8.497cm">
          <text:p/>
        </draw:line>
        <draw:line draw:style-name="gr282" draw:text-style-name="P1" draw:layer="layout" svg:x1="3.702cm" svg:y1="7.821cm" svg:x2="3.702cm" svg:y2="8.621cm">
          <text:p/>
        </draw:line>
        <draw:line draw:style-name="gr282" draw:text-style-name="P1" draw:layer="layout" svg:x1="3.702cm" svg:y1="10.121cm" svg:x2="3.702cm" svg:y2="9.421cm">
          <text:p/>
        </draw:line>
        <draw:line draw:style-name="gr282" draw:text-style-name="P1" draw:layer="layout" svg:x1="15.102cm" svg:y1="11.621cm" svg:x2="15.802cm" svg:y2="11.621cm">
          <text:p/>
        </draw:line>
        <draw:line draw:style-name="gr282" draw:text-style-name="P1" draw:layer="layout" svg:x1="13.702cm" svg:y1="7.921cm" svg:x2="13.702cm" svg:y2="8.721cm">
          <text:p/>
        </draw:line>
        <draw:line draw:style-name="gr282" draw:text-style-name="P1" draw:layer="layout" svg:x1="13.702cm" svg:y1="10.221cm" svg:x2="13.702cm" svg:y2="9.521cm">
          <text:p/>
        </draw:line>
        <draw:frame draw:style-name="gr283" draw:text-style-name="P52" draw:layer="layout" svg:width="0.794cm" svg:height="0.649cm" svg:x="5.395cm" svg:y="6.892cm">
          <draw:text-box>
            <text:p><text:span text:style-name="T41">M</text:span></text:p>
          </draw:text-box>
        </draw:frame>
        <draw:frame draw:style-name="gr284" draw:text-style-name="P53" draw:layer="layout" svg:width="0.756cm" svg:height="0.649cm" svg:x="11.402cm" svg:y="6.972cm">
          <draw:text-box>
            <text:p><text:span text:style-name="T42">N</text:span></text:p>
          </draw:text-box>
        </draw:frame>
        <draw:line draw:style-name="gr285" draw:text-style-name="P1" draw:layer="layout" svg:x1="15.803cm" svg:y1="6.996cm" svg:x2="15.103cm" svg:y2="6.996cm">
          <text:p/>
        </draw:line>
        <draw:line draw:style-name="gr286" draw:text-style-name="P1" draw:layer="layout" svg:x1="15.103cm" svg:y1="7.696cm" svg:x2="15.803cm" svg:y2="7.696cm">
          <text:p/>
        </draw:line>
        <draw:frame draw:style-name="gr284" draw:text-style-name="P54" draw:layer="layout" svg:width="0.756cm" svg:height="0.649cm" svg:x="15.046cm" svg:y="6.972cm">
          <draw:text-box>
            <text:p><text:span text:style-name="T43">R</text:span></text:p>
          </draw:text-box>
        </draw:frame>
        <draw:line draw:style-name="gr285" draw:text-style-name="P1" draw:layer="layout" svg:x1="15.804cm" svg:y1="11.147cm" svg:x2="15.104cm" svg:y2="11.147cm">
          <text:p/>
        </draw:line>
        <draw:line draw:style-name="gr286" draw:text-style-name="P1" draw:layer="layout" svg:x1="15.104cm" svg:y1="10.847cm" svg:x2="15.804cm" svg:y2="10.847cm">
          <text:p/>
        </draw:line>
        <draw:line draw:style-name="gr285" draw:text-style-name="P1" draw:layer="layout" svg:x1="12.425cm" svg:y1="10.015cm" svg:x2="11.889cm" svg:y2="9.565cm">
          <text:p/>
        </draw:line>
        <draw:line draw:style-name="gr286" draw:text-style-name="P1" draw:layer="layout" svg:x1="12.082cm" svg:y1="9.335cm" svg:x2="12.618cm" svg:y2="9.785cm">
          <text:p/>
        </draw:line>
        <draw:line draw:style-name="gr285" draw:text-style-name="P1" draw:layer="layout" svg:x1="12.367cm" svg:y1="7.737cm" svg:x2="11.794cm" svg:y2="8.139cm">
          <text:p/>
        </draw:line>
        <draw:line draw:style-name="gr286" draw:text-style-name="P1" draw:layer="layout" svg:x1="11.933cm" svg:y1="8.368cm" svg:x2="12.506cm" svg:y2="7.966cm">
          <text:p/>
        </draw:line>
        <draw:custom-shape draw:style-name="gr278" draw:text-style-name="P1" draw:layer="layout" svg:width="1.1cm" svg:height="1.1cm" svg:x="8.136cm" svg:y="10.9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9.221cm" svg:x2="8.502cm" svg:y2="10.921cm">
          <text:p/>
        </draw:line>
        <draw:custom-shape draw:style-name="gr278" draw:text-style-name="P1" draw:layer="layout" svg:width="1.1cm" svg:height="1.1cm" svg:x="8.138cm" svg:y="5.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8" draw:text-style-name="P23" draw:layer="layout" svg:x1="7.602cm" svg:y1="8.321cm" svg:x2="8.402cm" svg:y2="6.521cm">
          <text:p/>
        </draw:line>
        <draw:frame draw:style-name="gr275" draw:text-style-name="P3" draw:layer="layout" svg:width="16.5cm" svg:height="0.764cm" svg:x="2.3cm" svg:y="3.921cm">
          <draw:text-box>
            <text:p text:style-name="P1"><text:span text:style-name="T3">Сообщения (M), уведомления (N) и запросы (R)</text:span></text:p>
          </draw:text-box>
        </draw:frame>
        <draw:custom-shape draw:style-name="gr31" draw:text-style-name="P17" draw:layer="layout" svg:width="1.4cm" svg:height="1.4cm" svg:x="5.1cm" svg:y="22.4cm">
          <text:p text:style-name="P1"><text:span text:style-name="T16">nodes</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7" draw:layer="layout" svg:width="2.2cm" svg:height="2cm" svg:x="7.4cm" svg:y="22.4cm">
          <text:p text:style-name="P1"><text:span text:style-name="T16">mass recs</text:span></text:p>
          <draw:enhanced-geometry svg:viewBox="0 0 21600 21600" draw:text-areas="4230 4230 21600 21600" draw:type="flowchart-internal-storage" draw:enhanced-path="M 0 0 L 21600 0 21600 21600 0 21600 Z N M 4230 0 L 4230 21600 N M 0 4230 L 21600 4230 N"/>
        </draw:custom-shape>
        <draw:line draw:style-name="gr282" draw:text-style-name="P1" draw:layer="layout" svg:x1="12.5cm" svg:y1="22.3cm" svg:x2="9.6cm" svg:y2="22.6cm">
          <text:p/>
        </draw:line>
        <draw:frame draw:style-name="gr284" draw:text-style-name="P53" draw:layer="layout" svg:width="0.756cm" svg:height="0.649cm" svg:x="10.9cm" svg:y="21.751cm">
          <draw:text-box>
            <text:p><text:span text:style-name="T42">N</text:span></text:p>
          </draw:text-box>
        </draw:frame>
        <draw:line draw:style-name="gr285" draw:text-style-name="P1" draw:layer="layout" svg:x1="8.3cm" svg:y1="21.2cm" svg:x2="12.8cm" svg:y2="21.4cm">
          <text:p/>
        </draw:line>
        <draw:line draw:style-name="gr286" draw:text-style-name="P1" draw:layer="layout" svg:x1="12.7cm" svg:y1="23.1cm" svg:x2="9.6cm" svg:y2="23.8cm">
          <text:p/>
        </draw:line>
        <draw:frame draw:style-name="gr284" draw:text-style-name="P54" draw:layer="layout" svg:width="0.756cm" svg:height="0.649cm" svg:x="10.644cm" svg:y="20.7cm">
          <draw:text-box>
            <text:p><text:span text:style-name="T43">R</text:span></text:p>
          </draw:text-box>
        </draw:frame>
        <draw:frame draw:style-name="gr283" draw:text-style-name="P52" draw:layer="layout" svg:width="0.794cm" svg:height="0.649cm" svg:x="11cm" svg:y="22.751cm">
          <draw:text-box>
            <text:p><text:span text:style-name="T41">M</text:span></text:p>
          </draw:text-box>
        </draw:frame>
        <draw:line draw:style-name="gr287" draw:text-style-name="P1" draw:layer="layout" svg:x1="7.4cm" svg:y1="23.1cm" svg:x2="6.502cm" svg:y2="23.099cm">
          <text:p/>
        </draw:line>
        <draw:custom-shape draw:style-name="gr31" draw:text-style-name="P17" draw:layer="layout" svg:width="1.8cm" svg:height="1.2cm" svg:x="7.3cm" svg:y="20.4cm">
          <text:p text:style-name="P1"><text:span text:style-name="T16">шедулер</text:span></text:p>
          <text:p text:style-name="P1"><text:span text:style-name="T16">пула</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88" draw:text-style-name="P1" draw:layer="layout" svg:width="6.2cm" svg:height="6.1cm" svg:x="4.7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17" draw:layer="layout" svg:width="3cm" svg:height="3cm" svg:x="12.5cm" svg:y="20.8cm">
          <text:p text:style-name="P1"><text:span text:style-name="T16">Узел</text:span></text:p>
          <text:p text:style-name="P1"><text:span text:style-name="T16">хранител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0" draw:text-style-name="P1" draw:layer="layout" svg:x1="8cm" svg:y1="22.4cm" svg:x2="8cm" svg:y2="21.6cm">
          <text:p/>
        </draw:line>
        <draw:frame draw:style-name="gr275" draw:text-style-name="P3" draw:layer="layout" svg:width="16.5cm" svg:height="0.764cm" svg:x="2.1cm" svg:y="17.621cm">
          <draw:text-box>
            <text:p text:style-name="P1"><text:span text:style-name="T3">Механизм движения массового сообщения</text:span></text:p>
          </draw:text-box>
        </draw:frame>
        <draw:line draw:style-name="gr290" draw:text-style-name="P1" draw:layer="layout" svg:x1="8.275cm" svg:y1="21.601cm" svg:x2="8.3cm" svg:y2="22.4cm">
          <text:p/>
        </draw:line>
      </draw:page>
      <draw:page draw:name="page23"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frame draw:style-name="gr251" draw:text-style-name="P56" draw:layer="layout" svg:width="4.9cm" svg:height="0.73cm" svg:x="8.3cm" svg:y="2.57cm">
          <draw:text-box>
            <text:p text:style-name="P55"><text:span text:style-name="T44">Проброс туннеля</text:span></text:p>
          </draw:text-box>
        </draw:frame>
        <draw:custom-shape draw:style-name="gr50" draw:text-style-name="P1" draw:layer="layout" svg:width="1.3cm" svg:height="1.3cm" svg:x="7.802cm" svg:y="15.502cm">
          <text:p text:style-name="P1">7</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3.2cm" svg:height="2.1cm" svg:x="13.2cm" svg:y="19.3cm">
          <text:p/>
          <draw:enhanced-geometry svg:viewBox="0 0 21600 21600" draw:type="rectangle" draw:enhanced-path="M 0 0 L 21600 0 21600 21600 0 21600 0 0 Z N"/>
        </draw:custom-shape>
        <draw:custom-shape draw:style-name="gr77" draw:text-style-name="P1" draw:layer="layout" svg:width="1.3cm" svg:height="1.3cm" svg:x="14.102cm" svg:y="19.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5" draw:text-style-name="P1" draw:layer="layout" svg:width="2.7cm" svg:height="2.1cm" svg:x="2.4cm" svg:y="19.3cm">
          <text:p/>
          <draw:enhanced-geometry svg:viewBox="0 0 21600 21600" draw:type="rectangle" draw:enhanced-path="M 0 0 L 21600 0 21600 21600 0 21600 0 0 Z N"/>
        </draw:custom-shape>
        <draw:custom-shape draw:style-name="gr12" draw:text-style-name="P1" draw:layer="layout" svg:width="1.1cm" svg:height="1cm" svg:x="3.1cm" svg:y="19.3cm">
          <text:p text:style-name="P1">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 draw:layer="layout" svg:width="2.7cm" svg:height="2.1cm" svg:x="6.2cm" svg:y="19.3cm">
          <text:p/>
          <draw:enhanced-geometry svg:viewBox="0 0 21600 21600" draw:type="rectangle" draw:enhanced-path="M 0 0 L 21600 0 21600 21600 0 21600 0 0 Z N"/>
        </draw:custom-shape>
        <draw:custom-shape draw:style-name="gr12" draw:text-style-name="P1" draw:layer="layout" svg:width="1.1cm" svg:height="1cm" svg:x="6.9cm" svg:y="19.3cm">
          <text:p text:style-name="P1">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1" draw:text-style-name="P1" draw:layer="layout" svg:x1="3.702cm" svg:y1="19.299cm" svg:x2="7.9cm" svg:y2="16.4cm">
          <text:p/>
        </draw:line>
        <draw:line draw:style-name="gr281" draw:text-style-name="P1" draw:layer="layout" svg:x1="7.5cm" svg:y1="19.3cm" svg:x2="8.1cm" svg:y2="16.7cm">
          <text:p/>
        </draw:line>
        <draw:line draw:style-name="gr281" draw:text-style-name="P1" draw:layer="layout" svg:x1="13.3cm" svg:y1="16.5cm" svg:x2="14.7cm" svg:y2="19.3cm">
          <text:p/>
        </draw:line>
        <draw:line draw:style-name="gr255" draw:text-style-name="P1" draw:layer="layout" svg:x1="8.5cm" svg:y1="15.5cm" svg:x2="8.5cm" svg:y2="12.9cm">
          <text:p/>
        </draw:line>
        <draw:line draw:style-name="gr255" draw:text-style-name="P1" draw:layer="layout" svg:x1="12.5cm" svg:y1="12.9cm" svg:x2="12.5cm" svg:y2="15.6cm">
          <text:p/>
        </draw:line>
        <draw:custom-shape draw:style-name="gr291" draw:text-style-name="P1" draw:layer="layout" svg:width="1.3cm" svg:height="1.3cm" svg:x="12.104cm" svg:y="15.504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2" draw:text-style-name="P1" draw:layer="layout" svg:width="1.1cm" svg:height="1cm" svg:x="12.2cm" svg:y="15.5cm">
          <text:p text:style-name="P1">7</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92" draw:layer="layout" svg:width="2.145cm" svg:height="0.729cm" svg:x="4.6cm" svg:y="21.7cm">
          <draw:text-box>
            <text:p>клиенты</text:p>
          </draw:text-box>
        </draw:frame>
        <draw:frame draw:style-name="gr292" draw:layer="layout" svg:width="1.878cm" svg:height="0.729cm" svg:x="13.9cm" svg:y="21.7cm">
          <draw:text-box>
            <text:p>сервер</text:p>
          </draw:text-box>
        </draw:frame>
        <draw:frame draw:style-name="gr292" draw:layer="layout" svg:width="2.081cm" svg:height="0.729cm" svg:x="9.5cm" svg:y="14.9cm">
          <draw:text-box>
            <text:p>туннели</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7-23T23:40:12.025192317</dc:date>
    <meta:editing-duration>P14DT20H49M57S</meta:editing-duration>
    <meta:editing-cycles>473</meta:editing-cycles>
    <meta:document-statistic meta:object-count="1203"/>
  </office:meta>
</office:document-meta>
</file>